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105.76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V1-Default</text:p>
          </table:table-cell>
          <table:table-cell table:style-name="ce1" office:value-type="string" calcext:value-type="string">
            <text:p>V1-Optimized</text:p>
          </table:table-cell>
          <table:table-cell table:style-name="ce1" office:value-type="string" calcext:value-type="string">
            <text:p>V2-ite_Failed</text:p>
          </table:table-cell>
          <table:table-cell table:style-name="ce1" office:value-type="string" calcext:value-type="string">
            <text:p>V3-Pre-processed</text:p>
          </table:table-cell>
          <table:table-cell table:style-name="ce3"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CMS_Model1</text:p>
          </table:table-cell>
          <table:table-cell office:value-type="float" office:value="72.63" calcext:value-type="float">
            <text:p>72.63</text:p>
          </table:table-cell>
          <table:table-cell office:value-type="float" office:value="40.9" calcext:value-type="float">
            <text:p>40.9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.7" calcext:value-type="float">
            <text:p>3.7</text:p>
          </table:table-cell>
          <table:table-cell table:style-name="ce4" table:formula="of:=IF(MIN([.B2];[.C2];[.D2];[.E2])=[.B2]; &quot;V1-Default&quot;;IF(MIN([.B2];[.C2];[.D2];[.E2])=[.C2]; &quot;V1-Optimized&quot;; IF(MIN([.B2];[.C2];[.D2];[.E2])=[.D2]; &quot;V2-ite_Failed&quot;; &quot;V3-Pre-processed&quot;)))" office:value-type="string" office:string-value="V3-Pre-processed" calcext:value-type="string">
            <text:p>V3-Pre-processed</text:p>
          </table:table-cell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1.21" calcext:value-type="float">
            <text:p>1.21</text:p>
          </table:table-cell>
          <table:table-cell table:style-name="ce2" office:value-type="float" office:value="0.25" calcext:value-type="float">
            <text:p>0.25</text:p>
          </table:table-cell>
          <table:table-cell table:style-name="ce4" table:formula="of:=IF(MIN([.B3];[.C3];[.D3];[.E3])=[.B3]; &quot;V1-Default&quot;;IF(MIN([.B3];[.C3];[.D3];[.E3])=[.C3]; &quot;V1-Optimized&quot;; IF(MIN([.B3];[.C3];[.D3];[.E3])=[.D3]; &quot;V2-ite_Failed&quot;; &quot;V3-Pre-processed&quot;)))" office:value-type="string" office:string-value="V3-Pre-processed" calcext:value-type="string">
            <text:p>V3-Pre-processed</text:p>
          </table:table-cell>
        </table:table-row>
        <table:table-row table:style-name="ro1">
          <table:table-cell office:value-type="string" calcext:value-type="string">
            <text:p>PLModel</text:p>
          </table:table-cell>
          <table:table-cell office:value-type="float" office:value="2.74" calcext:value-type="float">
            <text:p>2.74</text:p>
          </table:table-cell>
          <table:table-cell office:value-type="float" office:value="1.46" calcext:value-type="float">
            <text:p>1.46</text:p>
          </table:table-cell>
          <table:table-cell office:value-type="float" office:value="5.5" calcext:value-type="float">
            <text:p>5.5</text:p>
          </table:table-cell>
          <table:table-cell table:style-name="ce2" office:value-type="float" office:value="0.23" calcext:value-type="float">
            <text:p>0.23</text:p>
          </table:table-cell>
          <table:table-cell table:style-name="ce4" table:formula="of:=IF(MIN([.B4];[.C4];[.D4];[.E4])=[.B4]; &quot;V1-Default&quot;;IF(MIN([.B4];[.C4];[.D4];[.E4])=[.C4]; &quot;V1-Optimized&quot;; IF(MIN([.B4];[.C4];[.D4];[.E4])=[.D4]; &quot;V2-ite_Failed&quot;; &quot;V3-Pre-processed&quot;)))" office:value-type="string" office:string-value="V3-Pre-processed" calcext:value-type="string">
            <text:p>V3-Pre-processed</text:p>
          </table:table-cell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17:20:21.677554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29:30.840505222</meta:creation-date>
    <dc:date>2017-05-27T17:55:17.730925104</dc:date>
    <meta:editing-duration>PT20M45S</meta:editing-duration>
    <meta:editing-cycles>4</meta:editing-cycles>
    <meta:generator>LibreOffice/5.1.6.2$Linux_X86_64 LibreOffice_project/10m0$Build-2</meta:generator>
    <meta:document-statistic meta:table-count="1" meta:cell-count="24" meta:object-count="0"/>
  </office:meta>
</office:document-meta>
</file>